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04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37"/>
  </office:automatic-styles>
  <office:body>
    <office:spreadsheet>
      <table:table table:name="Jastro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Costs</text:p>
          </table:table-cell>
          <table:table-cell table:style-name="ce1" office:value-type="string">
            <text:p>Balance</text:p>
          </table:table-cell>
          <table:table-cell table:style-name="ce4" office:value-type="string">
            <text:p>Item</text:p>
          </table:table-cell>
          <table:table-cell table:style-name="ce4" office:value-type="string">
            <text:p>Date</text:p>
          </table:table-cell>
        </table:table-row>
        <table:table-row table:style-name="ro1">
          <table:table-cell office:value-type="currency" office:currency="USD" office:value="0">
            <text:p>$0.00</text:p>
          </table:table-cell>
          <table:table-cell table:style-name="ce2" office:value-type="currency" office:currency="USD" office:value="1500">
            <text:p>$1,500.00</text:p>
          </table:table-cell>
          <table:table-cell office:value-type="string">
            <text:p>Jastro/Shields</text:p>
          </table:table-cell>
          <table:table-cell/>
        </table:table-row>
        <table:table-row table:style-name="ro1">
          <table:table-cell table:formula="of:=0.55*100" office:value-type="currency" office:currency="USD" office:value="55">
            <text:p>$55.00</text:p>
          </table:table-cell>
          <table:table-cell table:style-name="ce2" table:formula="of:=[.B2]-[.A3]" office:value-type="currency" office:currency="USD" office:value="1445">
            <text:p>$1,445.00</text:p>
          </table:table-cell>
          <table:table-cell office:value-type="string">
            <text:p>100 miles roundtrip Davis -Auburn</text:p>
          </table:table-cell>
          <table:table-cell table:style-name="ce6" office:value-type="date" office:date-value="2010-12-15">
            <text:p>12/15/10</text:p>
          </table:table-cell>
        </table:table-row>
        <table:table-row table:style-name="ro1">
          <table:table-cell table:formula="of:=0.55*100" office:value-type="currency" office:currency="USD" office:value="55">
            <text:p>$55.00</text:p>
          </table:table-cell>
          <table:table-cell table:style-name="ce2" table:formula="of:=[.B3]-[.A4]" office:value-type="currency" office:currency="USD" office:value="1390">
            <text:p>$1,390.00</text:p>
          </table:table-cell>
          <table:table-cell office:value-type="string">
            <text:p>100 miles roundtrip Davis -Auburn</text:p>
          </table:table-cell>
          <table:table-cell table:style-name="ce6" office:value-type="date" office:date-value="2010-01-26">
            <text:p>01/26/10</text:p>
          </table:table-cell>
        </table:table-row>
        <table:table-row table:style-name="ro1">
          <table:table-cell office:value-type="currency" office:currency="USD" office:value="55">
            <text:p>$55.00</text:p>
          </table:table-cell>
          <table:table-cell table:style-name="ce2" table:formula="of:=[.B4]-[.A5]" office:value-type="currency" office:currency="USD" office:value="1335">
            <text:p>$1,335.00</text:p>
          </table:table-cell>
          <table:table-cell office:value-type="string">
            <text:p>100 miles roundtrip Davis -Auburn</text:p>
          </table:table-cell>
          <table:table-cell table:style-name="ce6" office:value-type="date" office:date-value="2010-02-28">
            <text:p>02/28/10</text:p>
          </table:table-cell>
        </table:table-row>
        <table:table-row table:style-name="ro1">
          <table:table-cell office:value-type="currency" office:currency="USD" office:value="100">
            <text:p>$100.00</text:p>
          </table:table-cell>
          <table:table-cell table:style-name="ce2" table:formula="of:=[.B5]-[.A6]" office:value-type="currency" office:currency="USD" office:value="1235">
            <text:p>$1,235.00</text:p>
          </table:table-cell>
          <table:table-cell office:value-type="string">
            <text:p>Booth at CGS for OSGeo Live</text:p>
          </table:table-cell>
          <table:table-cell table:style-name="ce6" office:value-type="date" office:date-value="2010-04-25">
            <text:p>04/25/10</text:p>
          </table:table-cell>
        </table:table-row>
        <table:table-row table:style-name="ro1">
          <table:table-cell office:value-type="currency" office:currency="USD" office:value="60">
            <text:p>$60.00</text:p>
          </table:table-cell>
          <table:table-cell table:style-name="ce2" table:formula="of:=[.B6]-[.A7]" office:value-type="currency" office:currency="USD" office:value="1175">
            <text:p>$1,175.00</text:p>
          </table:table-cell>
          <table:table-cell office:value-type="string">
            <text:p>OSGeo Ca Meeting</text:p>
          </table:table-cell>
          <table:table-cell table:style-name="ce6" office:value-type="date" office:date-value="2011-10-22">
            <text:p>10/22/11</text:p>
          </table:table-cell>
        </table:table-row>
        <table:table-row table:style-name="ro1">
          <table:table-cell/>
          <table:table-cell table:formula="of:=[.B7]+2000" office:value-type="currency" office:currency="USD" office:value="3175">
            <text:p>$3,175.00</text:p>
          </table:table-cell>
          <table:table-cell office:value-type="string">
            <text:p>Block Grant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currency" office:currency="USD" office:value="500">
            <text:p>$500.00</text:p>
          </table:table-cell>
          <table:table-cell table:style-name="ce2" table:formula="of:=[.B8]-[.A9]" office:value-type="currency" office:currency="USD" office:value="2675">
            <text:p>$2,675.00</text:p>
          </table:table-cell>
          <table:table-cell office:value-type="string">
            <text:p>Foss4g</text:p>
          </table:table-cell>
          <table:table-cell table:style-name="ce6" office:value-type="date" office:date-value="2011-09-14">
            <text:p>09/14/11</text:p>
          </table:table-cell>
        </table:table-row>
        <table:table-row table:style-name="ro1">
          <table:table-cell office:value-type="currency" office:currency="USD" office:value="120">
            <text:p>$120.00</text:p>
          </table:table-cell>
          <table:table-cell table:style-name="ce2" table:formula="of:=[.B9]-[.A10]" office:value-type="currency" office:currency="USD" office:value="2555">
            <text:p>$2,555.00</text:p>
          </table:table-cell>
          <table:table-cell office:value-type="string">
            <text:p>200 miles roundtrip Davis – CSU Stanislaus</text:p>
          </table:table-cell>
          <table:table-cell table:style-name="ce6" office:value-type="date" office:date-value="2012-04-12">
            <text:p>04/12/12</text:p>
          </table:table-cell>
        </table:table-row>
        <table:table-row table:style-name="ro1">
          <table:table-cell table:style-name="ce3" office:value-type="currency" office:currency="USD" office:value="100">
            <text:p>$100.00</text:p>
          </table:table-cell>
          <table:table-cell table:style-name="ce2" table:formula="of:=[.B10]-[.A11]" office:value-type="currency" office:currency="USD" office:value="2455">
            <text:p>$2,455.00</text:p>
          </table:table-cell>
          <table:table-cell table:style-name="ce5" office:value-type="string">
            <text:p>OSGeo Live 5.5 Dvds – 50</text:p>
          </table:table-cell>
          <table:table-cell table:style-name="ce6" office:value-type="date" office:date-value="2012-04-12">
            <text:p>04/12/12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5/09/2012</text:date>, <text:time>00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Alex</meta:initial-creator>
    <meta:creation-date>2009-10-05T21:41:13</meta:creation-date>
    <dc:creator>Alex Mandel</dc:creator>
    <dc:date>2012-05-09T00:32:31</dc:date>
    <meta:editing-cycles>6</meta:editing-cycles>
    <meta:editing-duration>PT31M16S</meta:editing-duration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